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666666" draw:marker-start-width="0.203cm" draw:marker-end-width="0.203cm" draw:fill="none" draw:fill-color="#ffffff" fo:min-height="0cm" fo:padding-top="0.076cm" fo:padding-bottom="0cm" fo:padding-left="0.102cm" fo:padding-right="0.225cm"/>
    </style:style>
    <style:style style:name="gr2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685cm" fo:min-width="0cm" fo:padding-top="-0.025cm" fo:padding-bottom="-0.025cm" fo:padding-left="0.225cm" fo:padding-right="0.225cm"/>
    </style:style>
    <style:style style:name="gr3" style:family="graphic" style:parent-style-name="standard">
      <style:graphic-properties svg:stroke-width="0.025cm" svg:stroke-color="#000000" draw:marker-start-width="0.237cm" draw:marker-end-width="0.237cm" draw:fill="solid" draw:fill-color="#729fcf" draw:opacity="0%" draw:textarea-horizontal-align="justify" draw:textarea-vertical-align="middle" draw:auto-grow-height="false" fo:min-height="1.758cm" fo:min-width="2.016cm" fo:padding-top="0.137cm" fo:padding-bottom="0.137cm" fo:padding-left="0.262cm" fo:padding-right="0.262cm" draw:shadow-opacity="0%"/>
    </style:style>
    <style:style style:name="gr4" style:family="graphic" style:parent-style-name="standard">
      <style:graphic-properties draw:stroke="solid" svg:stroke-width="0.025cm" svg:stroke-color="#000000" draw:marker-start-width="0.24cm" draw:marker-end-width="0.24cm" draw:fill="none" draw:fill-color="#ffffff" fo:min-height="0.512cm" fo:padding-top="0.076cm" fo:padding-bottom="0.012cm" fo:padding-left="0.114cm" fo:padding-right="0.237cm"/>
    </style:style>
    <style:style style:name="P1" style:family="paragraph">
      <loext:graphic-properties draw:fill="none" draw:fill-color="#ffffff"/>
      <style:text-properties fo:font-size="10pt" style:font-size-asian="10pt" style:font-size-complex="10pt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="solid" draw:fill-color="#729fcf" draw:opacity="0%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86cm" svg:height="0.509cm" svg:x="5.826cm" svg:y="2.651cm">
          <draw:text-box>
            <text:p><text:span text:style-name="T1">constant</text:span></text:p>
          </draw:text-box>
        </draw:frame>
        <draw:custom-shape draw:style-name="gr2" draw:text-style-name="P2" draw:layer="layout" svg:width="0.254cm" svg:height="0.635cm" svg:x="7.858cm" svg:y="1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54cm" svg:height="2.032cm" svg:x="5.572cm" svg:y="1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2.54cm" svg:height="0.635cm" svg:x="5.572cm" svg:y="1.889cm">
          <draw:text-box>
            <text:p><text:span text:style-name="T2">Constant</text:span></text:p>
          </draw:text-box>
        </draw:frame>
        <draw:frame draw:style-name="gr1" draw:text-style-name="P1" draw:layer="layout" svg:width="2.286cm" svg:height="0.509cm" svg:x="5.826cm" svg:y="3.285cm">
          <draw:text-box>
            <text:p><text:span text:style-name="T1">+consta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729fcf" draw:opacity="100%" draw:fill-image-width="0cm" draw:fill-image-height="0cm" draw:textarea-horizontal-align="justify" draw:auto-grow-height="false" fo:padding-top="0cm" fo:padding-bottom="0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3T03:11:31.300611217</meta:creation-date>
    <dc:date>2015-03-22T17:02:23.615840572</dc:date>
    <meta:editing-duration>PT1H45M48S</meta:editing-duration>
    <meta:editing-cycles>27</meta:editing-cycles>
    <meta:generator>LibreOffice/4.4.1.2$Linux_X86_64 LibreOffice_project/40m0$Build-2</meta:generator>
    <meta:document-statistic meta:object-count="5"/>
  </office:meta>
</office:document-meta>
</file>